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221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122cm"/>
    </style:style>
    <style:style style:name="co9" style:family="table-column">
      <style:table-column-properties fo:break-before="auto" style:column-width="3.1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5">
      <style:table-properties table:display="true" style:writing-mode="lr-tb"/>
    </style:style>
    <style:style style:name="ta5" style:family="table" style:master-page-name="PageStyle_5f_Hoja6">
      <style:table-properties table:display="true" style:writing-mode="lr-tb"/>
    </style:style>
    <style:style style:name="ce1" style:family="table-cell" style:parent-style-name="Default">
      <style:table-cell-properties fo:background-color="#c1e5f5" style:diagonal-bl-tr="none" style:diagonal-tl-br="none" fo:border="0.74pt solid #000000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" style:family="table-cell" style:parent-style-name="Default">
      <style:table-cell-properties fo:border-bottom="none" fo:background-color="#c1e5f5" style:diagonal-bl-tr="none" style:diagonal-tl-br="none" fo:border-left="0.74pt solid #000000" fo:border-right="0.74pt solid #000000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9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0" style:family="table-cell" style:parent-style-name="Default">
      <style:table-cell-properties fo:border-bottom="1.76pt solid #000000" fo:background-color="#83cbeb" style:diagonal-bl-tr="none" style:diagonal-tl-br="none" fo:border-left="0.74pt solid #000000" fo:border-right="1.76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1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27" style:family="table-cell" style:parent-style-name="Default">
      <style:table-cell-properties fo:background-color="#ffffa6" fo:border="0.74pt solid #000000"/>
    </style:style>
    <style:style style:name="ce36" style:family="table-cell" style:parent-style-name="Default">
      <style:table-cell-properties fo:background-color="#bf819e" fo:border="0.74pt solid #000000"/>
    </style:style>
    <style:style style:name="ce41" style:family="table-cell" style:parent-style-name="Default">
      <style:table-cell-properties fo:background-color="#ffb66c" fo:border="0.74pt solid #000000"/>
    </style:style>
    <style:style style:name="ce28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d9f2d0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ackground-color="#dee6ef" style:diagonal-bl-tr="none" style:diagonal-tl-br="none" fo:border="0.74pt solid #000000" style:rotation-align="none"/>
    </style:style>
    <style:style style:name="ce32" style:family="table-cell" style:parent-style-name="Default">
      <style:table-cell-properties style:diagonal-bl-tr="none" style:diagonal-tl-br="none" fo:border="none" style:rotation-align="none" style:vertical-align="middle"/>
    </style:style>
    <style:style style:name="ce39" style:family="table-cell" style:parent-style-name="Default">
      <style:table-cell-properties fo:background-color="#dee6ef"/>
    </style:style>
    <style:style style:name="ce3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4e5a2" style:diagonal-bl-tr="none" style:diagonal-tl-br="none" fo:border="1.76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35" style:family="table-cell" style:parent-style-name="Default">
      <style:table-cell-properties fo:background-color="#5983b0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>
      <style:table-cell-properties fo:background-color="#e0c2cd" fo:border="0.74pt solid #000000"/>
    </style:style>
    <style:style style:name="ce38" style:family="table-cell" style:parent-style-name="Default">
      <style:table-cell-properties fo:background-color="#f7d1d5" fo:border="0.74pt solid #000000"/>
    </style:style>
    <style:style style:name="ce40" style:family="table-cell" style:parent-style-name="Default">
      <style:table-cell-properties fo:background-color="#f7d1d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/>
          <table:table-cell table:style-name="ce1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Estand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x1</text:p>
          </table:table-cell>
          <table:table-cell/>
          <table:table-cell table:style-name="ce1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Leisure plu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x2</text:p>
          </table:table-cell>
          <table:table-cell/>
          <table:table-cell table:style-name="ce1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Business plu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1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Σ</text:p>
          </table:table-cell>
          <table:table-cell table:style-name="ce6" table:formula="of:=SUM([.C4:.C6])" office:value-type="float" office:value="61" calcext:value-type="float">
            <text:p>61</text:p>
          </table:table-cell>
          <table:table-cell table:style-name="ce6" table:formula="of:=SUM([.D4:.D6])" office:value-type="float" office:value="137" calcext:value-type="float">
            <text:p>137</text:p>
          </table:table-cell>
          <table:table-cell table:style-name="ce7" table:formula="of:=SUM([.E4]+[.E5]+[.E6])" office:value-type="string" office:string-value="" calcext:value-type="error">
            <text:p>#VALUE!</text:p>
          </table:table-cell>
          <table:table-cell/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8" office:value-type="string" calcext:value-type="string">
            <text:p>Σ</text:p>
          </table:table-cell>
          <table:table-cell table:style-name="ce9" table:formula="of:=SUM([.H3:.H7])" office:value-type="float" office:value="750" calcext:value-type="float">
            <text:p>750</text:p>
          </table:table-cell>
          <table:table-cell table:style-name="ce10" table:formula="of:=SUM([.I3:.I7])" office:value-type="float" office:value="9400" calcext:value-type="float">
            <text:p>9400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unción objetivo:</text:p>
          </table:table-cell>
          <table:table-cell table:formula="of:=MAX(([.D4]*[.E4])+([.C5]*[.E5])+([.C6]*[.E6])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imera restricción:</text:p>
          </table:table-cell>
          <table:table-cell table:formula="of:=([.E4]*[.C4])+([.E5]*[.C5])+([.E6]*[.C6]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egunda restricción:</text:p>
          </table:table-cell>
          <table:table-cell table:formula="of:=[.E7]&lt;=[.H8]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rcera Restricción:</text:p>
          </table:table-cell>
          <table:table-cell table:number-columns-repeated="16382"/>
        </table:table-row>
      </table:table>
      <table:table table:name="Hoja2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Σ</text:p>
          </table:table-cell>
          <table:table-cell table:style-name="ce9" table:formula="of:=SUM([.B2:.B6])" office:value-type="float" office:value="750" calcext:value-type="float">
            <text:p>750</text:p>
          </table:table-cell>
          <table:table-cell table:style-name="ce10" table:formula="of:=SUM([.C2:.C6])" office:value-type="float" office:value="9400" calcext:value-type="float">
            <text:p>9400</text:p>
          </table:table-cell>
          <table:table-cell table:number-columns-repeated="16381"/>
        </table:table-row>
      </table:table>
      <table:table table:name="Hoja3" table:style-name="ta3"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nda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isure plus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usiness plus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Σ</text:p>
          </table:table-cell>
          <table:table-cell table:style-name="ce11" table:formula="of:=SUM([.B2:.B4])" office:value-type="float" office:value="61" calcext:value-type="float">
            <text:p>61</text:p>
          </table:table-cell>
          <table:table-cell table:style-name="ce11" table:formula="of:=SUM([.C2:.C4])" office:value-type="float" office:value="137" calcext:value-type="float">
            <text:p>137</text:p>
          </table:table-cell>
          <table:table-cell table:number-columns-repeated="16381"/>
        </table:table-row>
      </table:table>
      <table:table table:name="Hoja5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ce38"/>
        <table:table-column table:style-name="co1" table:default-cell-style-name="ce28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6367" table:default-cell-style-name="Default"/>
        <table:table-row table:style-name="ro1"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Asientos</text:p>
          </table:table-cell>
          <table:table-cell table:style-name="ce12" office:value-type="string" calcext:value-type="string">
            <text:p>Capacidad</text:p>
          </table:table-cell>
          <table:table-cell table:number-columns-repeated="3"/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Estandar</text:p>
          </table:table-cell>
          <table:table-cell table:style-name="ce12" office:value-type="string" calcext:value-type="string">
            <text:p>Leisur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quipaje</text:p>
          </table:table-cell>
          <table:table-cell table:style-name="ce12" office:value-type="string" calcext:value-type="string">
            <text:p>Capacidad</text:p>
          </table:table-cell>
          <table:table-cell table:style-name="ce12"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table:style-name="ce4" office:value-type="string" calcext:value-type="string">
            <text:p>AV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1" calcext:value-type="float">
            <text:p>31</text:p>
          </table:table-cell>
          <table:table-cell table:style-name="ce4" table:formula="of:=[.H2]+[.I2]+[.J2]" office:value-type="float" office:value="90" calcext:value-type="float">
            <text:p>90</text:p>
          </table:table-cell>
          <table:table-cell table:style-name="ce4" table:formula="of:=SUMPRODUCT([.B18:.D18];[.H2:.J2])" office:value-type="float" office:value="1698" calcext:value-type="float">
            <text:p>1698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<text:s/>* Las columnas de capacidad y asientos representan las restricciones impuestas por el enunciado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3"/>
          <table:table-cell table:style-name="ce4" office:value-type="string" calcext:value-type="string">
            <text:p>AV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4" calcext:value-type="float">
            <text:p>34</text:p>
          </table:table-cell>
          <table:table-cell table:style-name="ce4" table:formula="of:=[.H3]+[.I3]+[.J3]" office:value-type="float" office:value="120" calcext:value-type="float">
            <text:p>120</text:p>
          </table:table-cell>
          <table:table-cell table:style-name="ce4" table:formula="of:=SUMPRODUCT([.B18:.D18];[.H3:.J3])" office:value-type="float" office:value="2700" calcext:value-type="float">
            <text:p>27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<text:s/>* Originalmente, antes de aplicar el solver, las columnas de las tarifas, del total y del equipaje se encuentran en blanco, es decir, con valor 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3"/>
          <table:table-cell table:style-name="ce4" office:value-type="string" calcext:value-type="string">
            <text:p>AV3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7" calcext:value-type="float">
            <text:p>17</text:p>
          </table:table-cell>
          <table:table-cell table:style-name="ce4" table:formula="of:=[.H4]+[.I4]+[.J4]" office:value-type="float" office:value="200" calcext:value-type="float">
            <text:p>200</text:p>
          </table:table-cell>
          <table:table-cell table:style-name="ce4" table:formula="of:=SUMPRODUCT([.B18:.D18];[.H4:.J4])" office:value-type="float" office:value="1300" calcext:value-type="float">
            <text:p>130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table:style-name="ce4" office:value-type="string" calcext:value-type="string">
            <text:p>AV4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0" calcext:value-type="float">
            <text:p>30</text:p>
          </table:table-cell>
          <table:table-cell table:style-name="ce4" table:formula="of:=[.H5]+[.I5]+[.J5]" office:value-type="float" office:value="150" calcext:value-type="float">
            <text:p>150</text:p>
          </table:table-cell>
          <table:table-cell table:style-name="ce4" table:formula="of:=SUMPRODUCT([.B18:.D18];[.H5:.J5])" office:value-type="float" office:value="1700" calcext:value-type="float">
            <text:p>17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3"/>
          <table:table-cell table:style-name="ce4" office:value-type="string" calcext:value-type="string">
            <text:p>AV5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5" calcext:value-type="float">
            <text:p>35</text:p>
          </table:table-cell>
          <table:table-cell table:style-name="ce4" table:formula="of:=[.H6]+[.I6]+[.J6]" office:value-type="float" office:value="190" calcext:value-type="float">
            <text:p>190</text:p>
          </table:table-cell>
          <table:table-cell table:style-name="ce15" table:formula="of:=SUMPRODUCT([.B18:.D18];[.H6:.J6])" office:value-type="float" office:value="1992" calcext:value-type="float">
            <text:p>199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* Tenemos 5 filas porque tenemos 5 aviones</text:p>
          </table:table-cell>
          <table:table-cell table:number-columns-repeated="5"/>
          <table:table-cell table:style-name="ce4" office:value-type="string" calcext:value-type="string">
            <text:p>Sumatorios</text:p>
          </table:table-cell>
          <table:table-cell table:style-name="ce31" table:formula="of:=SUM([.H2:.H6])" office:value-type="float" office:value="450" calcext:value-type="float">
            <text:p>450</text:p>
          </table:table-cell>
          <table:table-cell table:style-name="ce31" table:formula="of:=SUM([.I2]+[.I3]+[.I4]+[.I5]+[.I6])" office:value-type="float" office:value="153" calcext:value-type="float">
            <text:p>153</text:p>
          </table:table-cell>
          <table:table-cell table:style-name="ce31" table:formula="of:=SUM([.J2:.J6])" office:value-type="float" office:value="147" calcext:value-type="float">
            <text:p>147</text:p>
          </table:table-cell>
          <table:table-cell table:style-name="ce4" table:formula="of:=SUM([.K2:.K6])" office:value-type="float" office:value="750" calcext:value-type="float">
            <text:p>750</text:p>
          </table:table-cell>
          <table:table-cell office:value-type="string" calcext:value-type="string">
            <text:p>*Usamos SUMPRODUCT para calular la columna de equipajes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number-columns-repeated="10"/>
          <table:table-cell table:style-name="ce35" table:formula="of:=0.6*[.K7]" office:value-type="float" office:value="450" calcext:value-type="float">
            <text:p>450</text:p>
          </table:table-cell>
          <table:table-cell office:value-type="string" calcext:value-type="string">
            <text:p><text:s/>Esta celda es el sumatorio de asientos totales multiplicado por 0,6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27" office:value-type="string" calcext:value-type="string">
            <text:p>Limitaciones:</text:p>
          </table:table-cell>
          <table:table-cell table:style-name="ce28" office:value-type="string" calcext:value-type="string">
            <text:p>x2&gt;= </text:p>
          </table:table-cell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<text:s/>LIMITACIÓN: No se pueden vender más de 20 billetes de Leisure en cada avión</text:p>
          </table:table-cell>
          <table:table-cell table:number-columns-repeated="4"/>
          <table:table-cell table:style-name="ce33"/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27" office:value-type="string" calcext:value-type="string">
            <text:p>de tarifas</text:p>
          </table:table-cell>
          <table:table-cell table:style-name="ce28" office:value-type="string" calcext:value-type="string">
            <text:p>x1&gt;=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<text:s/>LIMITACIÓN: Nos se pueden vender más de 10 billetes de Business en cada avión</text:p>
          </table:table-cell>
          <table:table-cell table:number-columns-repeated="4"/>
          <table:table-cell table:style-name="ce33"/>
          <table:table-cell table:number-columns-repeated="3"/>
          <table:table-cell table:style-name="Default" table:number-columns-repeated="2"/>
          <table:table-cell table:number-columns-repeated="6"/>
          <table:table-cell table:style-name="ce39"/>
          <table:table-cell office:value-type="string" calcext:value-type="string">
            <text:p><text:s/>Las celdas de este color son las casillas que hemos seleccionado en el Solver como las celdas que cambian de valor</text:p>
          </table:table-cell>
          <table:table-cell table:number-columns-repeated="1636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6370"/>
        </table:table-row>
        <table:table-row table:style-name="ro1">
          <table:table-cell table:number-columns-repeated="5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19*X1</text:p>
          </table:table-cell>
          <table:table-cell table:style-name="ce13" office:value-type="string" calcext:value-type="string">
            <text:p>49*X2</text:p>
          </table:table-cell>
          <table:table-cell table:style-name="ce13" office:value-type="string" calcext:value-type="string">
            <text:p>69*X3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  <table:table-cell table:style-name="ce37" office:value-type="string" calcext:value-type="string">
            <text:p>Restricciones:</text:p>
          </table:table-cell>
          <table:table-cell table:style-name="ce37" office:value-type="string" calcext:value-type="string">
            <text:p>&lt;=</text:p>
          </table:table-cell>
          <table:table-cell table:style-name="ce37"/>
          <table:table-cell/>
          <table:table-cell table:style-name="ce37" office:value-type="string" calcext:value-type="string">
            <text:p>Restricciones:</text:p>
          </table:table-cell>
          <table:table-cell table:style-name="ce37" office:value-type="string" calcext:value-type="string">
            <text:p>&gt;=</text:p>
          </table:table-cell>
          <table:table-cell table:style-name="ce37"/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1</text:p>
          </table:table-cell>
          <table:table-cell table:style-name="ce4" table:formula="of:=[.B14]*[.H2]" office:value-type="float" office:value="722" calcext:value-type="float">
            <text:p>722</text:p>
          </table:table-cell>
          <table:table-cell table:style-name="ce4" table:formula="of:=[.C14]*[.I2]" office:value-type="float" office:value="1029" calcext:value-type="float">
            <text:p>1029</text:p>
          </table:table-cell>
          <table:table-cell table:style-name="ce4" table:formula="of:=[.D14]*[.J2]" office:value-type="float" office:value="2139" calcext:value-type="float">
            <text:p>2139</text:p>
          </table:table-cell>
          <table:table-cell table:style-name="ce4" table:formula="of:=SUMPRODUCT([.B14:.D14];[.H2:.J2])" office:value-type="float" office:value="3890" calcext:value-type="float">
            <text:p>3890</text:p>
          </table:table-cell>
          <table:table-cell table:number-columns-repeated="2"/>
          <table:table-cell table:formula="of:=[.K2]" office:value-type="float" office:value="90" calcext:value-type="float">
            <text:p>90</text:p>
          </table:table-cell>
          <table:table-cell/>
          <table:table-cell table:style-name="ce28" table:formula="of:=[.N2]" office:value-type="float" office:value="90" calcext:value-type="float">
            <text:p>90</text:p>
          </table:table-cell>
          <table:table-cell/>
          <table:table-cell table:style-name="ce38" table:formula="of:=[.I2]" office:value-type="float" office:value="21" calcext:value-type="float">
            <text:p>21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/>
          <table:table-cell table:style-name="ce40"/>
          <table:table-cell office:value-type="string" calcext:value-type="string">
            <text:p><text:s/>Las celdas de este color son los resultados obtenido tras las restricciones</text:p>
          </table:table-cell>
          <table:table-cell table:number-columns-repeated="16362"/>
        </table:table-row>
        <table:table-row table:style-name="ro1">
          <table:table-cell table:style-name="ce36" office:value-type="string" calcext:value-type="string">
            <text:p>funcion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9" calcext:value-type="float">
            <text:p>69</text:p>
          </table:table-cell>
          <table:table-cell/>
          <table:table-cell table:style-name="ce4" office:value-type="string" calcext:value-type="string">
            <text:p>AV2</text:p>
          </table:table-cell>
          <table:table-cell table:style-name="ce4" table:formula="of:=[.B14]*[.H3]" office:value-type="float" office:value="380" calcext:value-type="float">
            <text:p>380</text:p>
          </table:table-cell>
          <table:table-cell table:style-name="ce4" table:formula="of:=[.C14]*[.I3]" office:value-type="float" office:value="3234" calcext:value-type="float">
            <text:p>3234</text:p>
          </table:table-cell>
          <table:table-cell table:style-name="ce4" table:formula="of:=[.D14]*[.J3]" office:value-type="float" office:value="2346" calcext:value-type="float">
            <text:p>2346</text:p>
          </table:table-cell>
          <table:table-cell table:style-name="ce4" table:formula="of:=SUMPRODUCT([.B14:.D14];[.H3:.J3])" office:value-type="float" office:value="5960" calcext:value-type="float">
            <text:p>5960</text:p>
          </table:table-cell>
          <table:table-cell table:number-columns-repeated="2"/>
          <table:table-cell table:formula="of:=[.K3]" office:value-type="float" office:value="120" calcext:value-type="float">
            <text:p>120</text:p>
          </table:table-cell>
          <table:table-cell/>
          <table:table-cell table:style-name="ce28" table:formula="of:=[.N3]" office:value-type="float" office:value="120" calcext:value-type="float">
            <text:p>120</text:p>
          </table:table-cell>
          <table:table-cell/>
          <table:table-cell table:style-name="ce38" table:formula="of:=[.I3]" office:value-type="float" office:value="66" calcext:value-type="float">
            <text:p>66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style-name="ce36" office:value-type="string" calcext:value-type="string">
            <text:p>objetivo:</text:p>
          </table:table-cell>
          <table:table-cell table:number-columns-repeated="4"/>
          <table:table-cell table:style-name="ce4" office:value-type="string" calcext:value-type="string">
            <text:p>AV3</text:p>
          </table:table-cell>
          <table:table-cell table:style-name="ce4" table:formula="of:=[.B14]*[.H4]" office:value-type="float" office:value="3040" calcext:value-type="float">
            <text:p>3040</text:p>
          </table:table-cell>
          <table:table-cell table:style-name="ce4" table:formula="of:=[.C14]*[.I4]" office:value-type="float" office:value="1127" calcext:value-type="float">
            <text:p>1127</text:p>
          </table:table-cell>
          <table:table-cell table:style-name="ce4" table:formula="of:=[.D14]*[.J4]" office:value-type="float" office:value="1173" calcext:value-type="float">
            <text:p>1173</text:p>
          </table:table-cell>
          <table:table-cell table:style-name="ce4" table:formula="of:=SUMPRODUCT([.B14:.D14];[.H4:.J4])" office:value-type="float" office:value="5340" calcext:value-type="float">
            <text:p>5340</text:p>
          </table:table-cell>
          <table:table-cell table:number-columns-repeated="2"/>
          <table:table-cell table:formula="of:=[.K4]" office:value-type="float" office:value="200" calcext:value-type="float">
            <text:p>200</text:p>
          </table:table-cell>
          <table:table-cell/>
          <table:table-cell table:style-name="ce28" table:formula="of:=[.N4]" office:value-type="float" office:value="200" calcext:value-type="float">
            <text:p>200</text:p>
          </table:table-cell>
          <table:table-cell/>
          <table:table-cell table:style-name="ce38" table:formula="of:=[.I4]" office:value-type="float" office:value="23" calcext:value-type="float">
            <text:p>23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* Usamos estos valores para el SUMPRODUCT de </text:p>
          </table:table-cell>
          <table:table-cell table:number-columns-repeated="4"/>
          <table:table-cell table:style-name="ce4" office:value-type="string" calcext:value-type="string">
            <text:p>AV4</text:p>
          </table:table-cell>
          <table:table-cell table:style-name="ce4" table:formula="of:=[.B14]*[.H5]" office:value-type="float" office:value="1900" calcext:value-type="float">
            <text:p>1900</text:p>
          </table:table-cell>
          <table:table-cell table:style-name="ce4" table:formula="of:=[.C14]*[.I5]" office:value-type="float" office:value="980" calcext:value-type="float">
            <text:p>980</text:p>
          </table:table-cell>
          <table:table-cell table:style-name="ce4" table:formula="of:=[.D14]*[.J5]" office:value-type="float" office:value="2070" calcext:value-type="float">
            <text:p>2070</text:p>
          </table:table-cell>
          <table:table-cell table:style-name="ce4" table:formula="of:=SUMPRODUCT([.B14:.D14];[.H5:.J5])" office:value-type="float" office:value="4950" calcext:value-type="float">
            <text:p>4950</text:p>
          </table:table-cell>
          <table:table-cell table:number-columns-repeated="2"/>
          <table:table-cell table:formula="of:=[.K5]" office:value-type="float" office:value="150" calcext:value-type="float">
            <text:p>150</text:p>
          </table:table-cell>
          <table:table-cell/>
          <table:table-cell table:style-name="ce28" table:formula="of:=[.N5]" office:value-type="float" office:value="150" calcext:value-type="float">
            <text:p>150</text:p>
          </table:table-cell>
          <table:table-cell/>
          <table:table-cell table:style-name="ce38" table:formula="of:=[.I5]" office:value-type="float" office:value="20" calcext:value-type="float">
            <text:p>20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as columnas G,H,I <text:s/>en la tabla azul</text:p>
          </table:table-cell>
          <table:table-cell table:number-columns-repeated="4"/>
          <table:table-cell table:style-name="ce4" office:value-type="string" calcext:value-type="string">
            <text:p>AV5</text:p>
          </table:table-cell>
          <table:table-cell table:style-name="ce4" table:formula="of:=[.B14]*[.H6]" office:value-type="float" office:value="2508" calcext:value-type="float">
            <text:p>2508</text:p>
          </table:table-cell>
          <table:table-cell table:style-name="ce4" table:formula="of:=[.C14]*[.I6]" office:value-type="float" office:value="1127" calcext:value-type="float">
            <text:p>1127</text:p>
          </table:table-cell>
          <table:table-cell table:style-name="ce4" table:formula="of:=[.D14]*[.J6]" office:value-type="float" office:value="2415" calcext:value-type="float">
            <text:p>2415</text:p>
          </table:table-cell>
          <table:table-cell table:style-name="ce5" table:formula="of:=SUMPRODUCT([.B14:.D14];[.H6:.J6])" office:value-type="float" office:value="6050" calcext:value-type="float">
            <text:p>6050</text:p>
          </table:table-cell>
          <table:table-cell table:number-columns-repeated="2"/>
          <table:table-cell table:formula="of:=[.K6]" office:value-type="float" office:value="190" calcext:value-type="float">
            <text:p>190</text:p>
          </table:table-cell>
          <table:table-cell/>
          <table:table-cell table:style-name="ce28" table:formula="of:=[.N6]" office:value-type="float" office:value="190" calcext:value-type="float">
            <text:p>190</text:p>
          </table:table-cell>
          <table:table-cell/>
          <table:table-cell table:style-name="ce38" table:formula="of:=[.I6]" office:value-type="float" office:value="23" calcext:value-type="float">
            <text:p>23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style-name="ce41" office:value-type="string" calcext:value-type="string">
            <text:p>Equipaj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/>
          <table:table-cell office:value-type="string" calcext:value-type="string">
            <text:p>* En esta tabla se incluyen los resultados del nº</text:p>
          </table:table-cell>
          <table:table-cell table:number-columns-repeated="3"/>
          <table:table-cell table:style-name="ce14" table:formula="of:=SUM(SUMPRODUCT([.B14:.D14]; [.H2:.J2]); SUMPRODUCT([.B14:.D14];[.H3:.J3]); SUMPRODUCT([.B14:.D14];[.H4:.J4]); SUMPRODUCT([.B14:.D14];[.H5:.J5]); SUMPRODUCT([.B14:.D14];[.H6:.J6]))" office:value-type="float" office:value="26190" calcext:value-type="float">
            <text:p>26190</text:p>
          </table:table-cell>
          <table:table-cell office:value-type="string" calcext:value-type="string">
            <text:p><text:s/>Esta celda </text:p>
          </table:table-cell>
          <table:table-cell/>
          <table:table-cell table:formula="of:=[.L2]" office:value-type="float" office:value="1698" calcext:value-type="float">
            <text:p>1698</text:p>
          </table:table-cell>
          <table:table-cell/>
          <table:table-cell table:style-name="ce28" table:formula="of:=[.M2]" office:value-type="float" office:value="1700" calcext:value-type="float">
            <text:p>1700</text:p>
          </table:table-cell>
          <table:table-cell/>
          <table:table-cell table:style-name="ce38" table:formula="of:=[.J2]" office:value-type="float" office:value="31" calcext:value-type="float">
            <text:p>31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* Usamos estos valores para el SUMRPODUCT de </text:p>
          </table:table-cell>
          <table:table-cell table:number-columns-repeated="4"/>
          <table:table-cell office:value-type="string" calcext:value-type="string">
            <text:p>de billetes por los respectivos precios de sus</text:p>
          </table:table-cell>
          <table:table-cell table:number-columns-repeated="4"/>
          <table:table-cell office:value-type="string" calcext:value-type="string">
            <text:p>es el resultado total</text:p>
          </table:table-cell>
          <table:table-cell/>
          <table:table-cell table:formula="of:=[.L3]" office:value-type="float" office:value="2700" calcext:value-type="float">
            <text:p>2700</text:p>
          </table:table-cell>
          <table:table-cell/>
          <table:table-cell table:style-name="ce28" table:formula="of:=[.M3]" office:value-type="float" office:value="2700" calcext:value-type="float">
            <text:p>2700</text:p>
          </table:table-cell>
          <table:table-cell/>
          <table:table-cell table:style-name="ce38" table:formula="of:=[.J3]" office:value-type="float" office:value="34" calcext:value-type="float">
            <text:p>34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quipaje de la columna L en la tabla azul</text:p>
          </table:table-cell>
          <table:table-cell table:number-columns-repeated="4"/>
          <table:table-cell office:value-type="string" calcext:value-type="string">
            <text:p>tarifas, pero es solo represntativo, poque en la columna</text:p>
          </table:table-cell>
          <table:table-cell table:style-name="ce30"/>
          <table:table-cell table:style-name="ce32"/>
          <table:table-cell table:number-columns-repeated="4"/>
          <table:table-cell table:formula="of:=[.L4]" office:value-type="float" office:value="1300" calcext:value-type="float">
            <text:p>1300</text:p>
          </table:table-cell>
          <table:table-cell/>
          <table:table-cell table:style-name="ce28" table:formula="of:=[.M4]" office:value-type="float" office:value="1300" calcext:value-type="float">
            <text:p>1300</text:p>
          </table:table-cell>
          <table:table-cell/>
          <table:table-cell table:style-name="ce38" table:formula="of:=[.J4]" office:value-type="float" office:value="17" calcext:value-type="float">
            <text:p>17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J de esta tabla usamos SUMPRODUCT con los valores de</text:p>
          </table:table-cell>
          <table:table-cell table:number-columns-repeated="6"/>
          <table:table-cell table:formula="of:=[.L5]" office:value-type="float" office:value="1700" calcext:value-type="float">
            <text:p>1700</text:p>
          </table:table-cell>
          <table:table-cell/>
          <table:table-cell table:style-name="ce28" table:formula="of:=[.M5]" office:value-type="float" office:value="1700" calcext:value-type="float">
            <text:p>1700</text:p>
          </table:table-cell>
          <table:table-cell/>
          <table:table-cell table:style-name="ce38" table:formula="of:=[.J5]" office:value-type="float" office:value="30" calcext:value-type="float">
            <text:p>30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B14,C14,D14 por los valores de los billetes de la tabla azul </text:p>
          </table:table-cell>
          <table:table-cell table:number-columns-repeated="6"/>
          <table:table-cell table:formula="of:=[.L6]" office:value-type="float" office:value="1992" calcext:value-type="float">
            <text:p>1992</text:p>
          </table:table-cell>
          <table:table-cell/>
          <table:table-cell table:style-name="ce28" table:formula="of:=[.M6]" office:value-type="float" office:value="2000" calcext:value-type="float">
            <text:p>2000</text:p>
          </table:table-cell>
          <table:table-cell/>
          <table:table-cell table:style-name="ce38" table:formula="of:=[.J6]" office:value-type="float" office:value="35" calcext:value-type="float">
            <text:p>35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subrayados de color:</text:p>
          </table:table-cell>
          <table:table-cell/>
          <table:table-cell table:style-name="ce39"/>
          <table:table-cell table:number-columns-repeated="4"/>
          <table:table-cell table:style-name="Default" table:number-columns-repeated="2"/>
          <table:table-cell table:number-columns-repeated="2"/>
          <table:table-cell table:style-name="ce38" table:formula="of:=[.H7]" office:value-type="float" office:value="450" calcext:value-type="float">
            <text:p>450</text:p>
          </table:table-cell>
          <table:table-cell table:style-name="ce28"/>
          <table:table-cell table:style-name="ce28" table:formula="of:=[.K8]" office:value-type="float" office:value="450" calcext:value-type="float">
            <text:p>450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style-name="Default" office:value-type="string" calcext:value-type="string">
            <text:p>* Las primeras cinco restricciones son restricciones <text:s/></text:p>
          </table:table-cell>
          <table:table-cell table:style-name="Default"/>
          <table:table-cell table:number-columns-repeated="2"/>
          <table:table-cell office:value-type="string" calcext:value-type="string">
            <text:p>* Las primeras cinco restricciones comparan con el valor de la celdas C9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style-name="Default" office:value-type="string" calcext:value-type="string">
            <text:p>de asientos y las cinco siguientes son de capacidad </text:p>
          </table:table-cell>
          <table:table-cell table:style-name="Default"/>
          <table:table-cell table:number-columns-repeated="2"/>
          <table:table-cell office:value-type="string" calcext:value-type="string">
            <text:p>las cinco siguientes hacen comparaciones con el valor de la celda C10 y la ultima compara 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"/>
          <table:table-cell office:value-type="string" calcext:value-type="string">
            <text:p>con el sumatorio de billetes multiplicado por 0,6 que se encuentra en la celda K8</text:p>
          </table:table-cell>
          <table:table-cell table:number-columns-repeated="16367"/>
        </table:table-row>
        <table:named-expressions>
          <table:named-range table:name="solver_adj" table:base-cell-address="$Hoja1.$A$1" table:cell-range-address=".$H$2:.$J$6"/>
          <table:named-expression table:name="solver_asr" table:base-cell-address="$Hoja1.$A$1" table:expression="0"/>
          <table:named-expression table:name="solver_bbd" table:base-cell-address="$Hoja1.$A$1" table:expression="1"/>
          <table:named-expression table:name="solver_ccoeff" table:base-cell-address="$Hoja1.$A$1" table:expression="0"/>
          <table:named-expression table:name="solver_cog" table:base-cell-address="$Hoja1.$A$1" table:expression="0"/>
          <table:named-expression table:name="solver_crpb" table:base-cell-address="$Hoja1.$A$1" table:expression="0"/>
          <table:named-expression table:name="solver_eng" table:base-cell-address="$Hoja1.$A$1" table:expression="2"/>
          <table:named-expression table:name="solver_eps" table:base-cell-address="$Hoja1.$A$1" table:expression="0"/>
          <table:named-expression table:name="solver_int" table:base-cell-address="$Hoja1.$A$1" table:expression="1"/>
          <table:named-range table:name="solver_lhs1" table:base-cell-address="$Hoja1.$A$1" table:cell-range-address=".$M$13:.$M$22"/>
          <table:named-range table:name="solver_lhs2" table:base-cell-address="$Hoja1.$A$1" table:cell-range-address=".$Q$13:.$Q$23"/>
          <table:named-expression table:name="solver_lo_eng" table:base-cell-address="$Hoja1.$A$1" table:expression="&quot;com.sun.star.comp.Calc.LpsolveSolver&quot;"/>
          <table:named-expression table:name="solver_mtpb" table:base-cell-address="$Hoja1.$A$1" table:expression="0"/>
          <table:named-expression table:name="solver_neg" table:base-cell-address="$Hoja1.$A$1" table:expression="1"/>
          <table:named-expression table:name="solver_num" table:base-cell-address="$Hoja1.$A$1" table:expression="2"/>
          <table:named-range table:name="solver_opt" table:base-cell-address="$Hoja1.$A$1" table:cell-range-address=".$J$18"/>
          <table:named-expression table:name="solver_rel1" table:base-cell-address="$Hoja1.$A$1" table:expression="1"/>
          <table:named-expression table:name="solver_rel2" table:base-cell-address="$Hoja1.$A$1" table:expression="3"/>
          <table:named-range table:name="solver_rhs1" table:base-cell-address="$Hoja1.$A$1" table:cell-range-address=".$O$13:.$O$22"/>
          <table:named-range table:name="solver_rhs2" table:base-cell-address="$Hoja1.$A$1" table:cell-range-address=".$S$13:.$S$23"/>
          <table:named-expression table:name="solver_smax" table:base-cell-address="$Hoja1.$A$1" table:expression="0"/>
          <table:named-expression table:name="solver_smin" table:base-cell-address="$Hoja1.$A$1" table:expression="0"/>
          <table:named-expression table:name="solver_soc" table:base-cell-address="$Hoja1.$A$1" table:expression="0"/>
          <table:named-expression table:name="solver_ssz" table:base-cell-address="$Hoja1.$A$1" table:expression="100"/>
          <table:named-expression table:name="solver_stol" table:base-cell-address="$Hoja1.$A$1" table:expression="0"/>
          <table:named-expression table:name="solver_tim" table:base-cell-address="$Hoja1.$A$1" table:expression="100"/>
          <table:named-expression table:name="solver_typ" table:base-cell-address="$Hoja1.$A$1" table:expression="1"/>
          <table:named-expression table:name="solver_val" table:base-cell-address="$Hoja1.$A$1" table:expression="0"/>
          <table:named-expression table:name="solver_vrt" table:base-cell-address="$Hoja1.$A$1" table:expression="0"/>
        </table:named-expressions>
      </table:table>
      <table:table table:name="Hoja6" table:style-name="ta5">
        <table:table-column table:style-name="co9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Aviones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Capacidad</text:p>
          </table:table-cell>
          <table:table-cell table:number-columns-repeated="3"/>
          <table:table-cell office:value-type="string" calcext:value-type="string">
            <text:p>Avione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quipaje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H2]+[.I2]+[.J2]" office:value-type="float" office:value="90" calcext:value-type="float">
            <text:p>90</text:p>
          </table:table-cell>
          <table:table-cell table:formula="of:=[.H2]+(20*[.I2])+(40*[.J2])" office:value-type="float" office:value="1691" calcext:value-type="float">
            <text:p>1691</text:p>
          </table:table-cell>
          <table:table-cell office:value-type="float" office:value="1700" calcext:value-type="float">
            <text:p>1700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AV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[.H3]+[.I3]+[.J3]" office:value-type="float" office:value="120" calcext:value-type="float">
            <text:p>120</text:p>
          </table:table-cell>
          <table:table-cell table:formula="of:=[.H3]+(20*[.I3])+(40*[.J3])"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AV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H4]+[.I4]+[.J4]" office:value-type="float" office:value="200" calcext:value-type="float">
            <text:p>200</text:p>
          </table:table-cell>
          <table:table-cell table:formula="of:=[.H4]+(20*[.I4])+(40*[.J4])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H5]+[.I5]+[.J5]" office:value-type="float" office:value="150" calcext:value-type="float">
            <text:p>150</text:p>
          </table:table-cell>
          <table:table-cell table:formula="of:=[.H5]+(20*[.I5])+(40*[.J5])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5</text:p>
          </table:table-cell>
          <table:table-cell office:value-type="float" office:value="190" calcext:value-type="float">
            <text:p>19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AV5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H6]+[.I6]+[.J6]" office:value-type="float" office:value="190" calcext:value-type="float">
            <text:p>190</text:p>
          </table:table-cell>
          <table:table-cell table:formula="of:=[.H6]+(20*[.I6])+(40*[.J6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formula="of:=SUM([.H2:.H6])" office:value-type="float" office:value="450" calcext:value-type="float">
            <text:p>450</text:p>
          </table:table-cell>
          <table:table-cell table:formula="of:=SUM([.I2]+[.I3]+[.I4]+[.I5]+[.I6])" office:value-type="float" office:value="158" calcext:value-type="float">
            <text:p>158</text:p>
          </table:table-cell>
          <table:table-cell/>
          <table:table-cell table:formula="of:=SUM([.K2:.K6])" office:value-type="float" office:value="750" calcext:value-type="float">
            <text:p>75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formula="of:=0.6*[.K7]" office:value-type="float" office:value="450" calcext:value-type="float">
            <text:p>450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19*X1</text:p>
          </table:table-cell>
          <table:table-cell office:value-type="string" calcext:value-type="string">
            <text:p>49*X2</text:p>
          </table:table-cell>
          <table:table-cell office:value-type="string" calcext:value-type="string">
            <text:p>69*X3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1</text:p>
          </table:table-cell>
          <table:table-cell table:formula="of:=19*[.H2]" office:value-type="float" office:value="589" calcext:value-type="float">
            <text:p>589</text:p>
          </table:table-cell>
          <table:table-cell table:formula="of:=49*[.I2]" office:value-type="float" office:value="1715" calcext:value-type="float">
            <text:p>1715</text:p>
          </table:table-cell>
          <table:table-cell table:formula="of:=69*[.J2]" office:value-type="float" office:value="1656" calcext:value-type="float">
            <text:p>1656</text:p>
          </table:table-cell>
          <table:table-cell table:formula="of:=SUM([.G13]+[.H13]+[.I13])" office:value-type="float" office:value="3960" calcext:value-type="float">
            <text:p>396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2</text:p>
          </table:table-cell>
          <table:table-cell table:formula="of:=19*[.H3]" office:value-type="float" office:value="741" calcext:value-type="float">
            <text:p>741</text:p>
          </table:table-cell>
          <table:table-cell table:formula="of:=49*[.I3]" office:value-type="float" office:value="1421" calcext:value-type="float">
            <text:p>1421</text:p>
          </table:table-cell>
          <table:table-cell table:formula="of:=69*[.J3]" office:value-type="float" office:value="3588" calcext:value-type="float">
            <text:p>3588</text:p>
          </table:table-cell>
          <table:table-cell table:formula="of:=SUM([.G14]+[.H14]+[.I14])" office:value-type="float" office:value="5750" calcext:value-type="float">
            <text:p>57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3</text:p>
          </table:table-cell>
          <table:table-cell table:formula="of:=19*[.H4]" office:value-type="float" office:value="3040" calcext:value-type="float">
            <text:p>3040</text:p>
          </table:table-cell>
          <table:table-cell table:formula="of:=49*[.I4]" office:value-type="float" office:value="1372" calcext:value-type="float">
            <text:p>1372</text:p>
          </table:table-cell>
          <table:table-cell table:formula="of:=69*[.J4]" office:value-type="float" office:value="828" calcext:value-type="float">
            <text:p>828</text:p>
          </table:table-cell>
          <table:table-cell table:formula="of:=SUM([.G15]+[.H15]+[.I15])" office:value-type="float" office:value="5240" calcext:value-type="float">
            <text:p>524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4</text:p>
          </table:table-cell>
          <table:table-cell table:formula="of:=19*[.H5]" office:value-type="float" office:value="1900" calcext:value-type="float">
            <text:p>1900</text:p>
          </table:table-cell>
          <table:table-cell table:formula="of:=49*[.I5]" office:value-type="float" office:value="980" calcext:value-type="float">
            <text:p>980</text:p>
          </table:table-cell>
          <table:table-cell table:formula="of:=69*[.J5]" office:value-type="float" office:value="2070" calcext:value-type="float">
            <text:p>2070</text:p>
          </table:table-cell>
          <table:table-cell table:formula="of:=SUM([.G16]+[.H16]+[.I16])" office:value-type="float" office:value="4950" calcext:value-type="float">
            <text:p>49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5</text:p>
          </table:table-cell>
          <table:table-cell table:formula="of:=19*[.H6]" office:value-type="float" office:value="2280" calcext:value-type="float">
            <text:p>2280</text:p>
          </table:table-cell>
          <table:table-cell table:formula="of:=49*[.I6]" office:value-type="float" office:value="2254" calcext:value-type="float">
            <text:p>2254</text:p>
          </table:table-cell>
          <table:table-cell table:formula="of:=69*[.J6]" office:value-type="float" office:value="1656" calcext:value-type="float">
            <text:p>1656</text:p>
          </table:table-cell>
          <table:table-cell table:formula="of:=SUM([.G17]+[.H17]+[.I17])" office:value-type="float" office:value="6190" calcext:value-type="float">
            <text:p>6190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formula="of:=SUM([.J13:.J17])" office:value-type="float" office:value="26090" calcext:value-type="float">
            <text:p>2609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SUMA TOTAL:</text:p>
          </table:table-cell>
          <table:table-cell table:formula="of:=0.6*SUM([.G13]+[.G14]+[.G15]+[.G16]+[.G17]+[.H13]+[.H14]+[.H15]+[.H16]+[.H17]+[.I13]+[.I14]+[.I15]+[.I16]+[.I17])" office:value-type="float" office:value="15654" calcext:value-type="float">
            <text:p>1565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restricción:</text:p>
          </table:table-cell>
          <table:table-cell table:formula="of:=([.H7]-[.K8])" office:value-type="float" office:value="0" calcext:value-type="float">
            <text:p>0</text:p>
          </table:table-cell>
          <table:table-cell table:number-columns-repeated="16376"/>
        </table:table-row>
        <table:named-expressions>
          <table:named-range table:name="solver_adj" table:base-cell-address="$Hoja1.$A$1" table:cell-range-address="$Hoja6.$H$2:.$J$6" table:range-usable-as="hidden"/>
          <table:named-expression table:name="solver_cvg" table:base-cell-address="$Hoja1.$A$1" table:expression="0.0001"/>
          <table:named-expression table:name="solver_drv" table:base-cell-address="$Hoja1.$A$1" table:expression="2"/>
          <table:named-expression table:name="solver_eng" table:base-cell-address="$Hoja1.$A$1" table:expression="2"/>
          <table:named-expression table:name="solver_est" table:base-cell-address="$Hoja1.$A$1" table:expression="1"/>
          <table:named-expression table:name="solver_itr" table:base-cell-address="$Hoja1.$A$1" table:expression="2147483647"/>
          <table:named-range table:name="solver_lhs1" table:base-cell-address="$Hoja1.$A$1" table:cell-range-address="$Hoja6.$H$2:.$J$6" table:range-usable-as="hidden"/>
          <table:named-range table:name="solver_lhs10" table:base-cell-address="$Hoja1.$A$1" table:cell-range-address="$Hoja6.$K$6" table:range-usable-as="hidden"/>
          <table:named-range table:name="solver_lhs11" table:base-cell-address="$Hoja1.$A$1" table:cell-range-address="$Hoja6.$L$2" table:range-usable-as="hidden"/>
          <table:named-range table:name="solver_lhs12" table:base-cell-address="$Hoja1.$A$1" table:cell-range-address="$Hoja6.$L$3" table:range-usable-as="hidden"/>
          <table:named-range table:name="solver_lhs13" table:base-cell-address="$Hoja1.$A$1" table:cell-range-address="$Hoja6.$L$4" table:range-usable-as="hidden"/>
          <table:named-range table:name="solver_lhs14" table:base-cell-address="$Hoja1.$A$1" table:cell-range-address="$Hoja6.$L$5" table:range-usable-as="hidden"/>
          <table:named-range table:name="solver_lhs15" table:base-cell-address="$Hoja1.$A$1" table:cell-range-address="$Hoja6.$L$6" table:range-usable-as="hidden"/>
          <table:named-range table:name="solver_lhs2" table:base-cell-address="$Hoja1.$A$1" table:cell-range-address="$Hoja6.$H$2:.$J$6" table:range-usable-as="hidden"/>
          <table:named-range table:name="solver_lhs3" table:base-cell-address="$Hoja1.$A$1" table:cell-range-address="$Hoja6.$H$7" table:range-usable-as="hidden"/>
          <table:named-range table:name="solver_lhs4" table:base-cell-address="$Hoja1.$A$1" table:cell-range-address="$Hoja6.$I$2:.$I$6" table:range-usable-as="hidden"/>
          <table:named-range table:name="solver_lhs5" table:base-cell-address="$Hoja1.$A$1" table:cell-range-address="$Hoja6.$J$2:.$J$6" table:range-usable-as="hidden"/>
          <table:named-range table:name="solver_lhs6" table:base-cell-address="$Hoja1.$A$1" table:cell-range-address="$Hoja6.$K$2" table:range-usable-as="hidden"/>
          <table:named-range table:name="solver_lhs7" table:base-cell-address="$Hoja1.$A$1" table:cell-range-address="$Hoja6.$K$3" table:range-usable-as="hidden"/>
          <table:named-range table:name="solver_lhs8" table:base-cell-address="$Hoja1.$A$1" table:cell-range-address="$Hoja6.$K$4" table:range-usable-as="hidden"/>
          <table:named-range table:name="solver_lhs9" table:base-cell-address="$Hoja1.$A$1" table:cell-range-address="$Hoja6.$K$5" table:range-usable-as="hidden"/>
          <table:named-expression table:name="solver_mip" table:base-cell-address="$Hoja1.$A$1" table:expression="2147483647"/>
          <table:named-expression table:name="solver_mni" table:base-cell-address="$Hoja1.$A$1" table:expression="30"/>
          <table:named-expression table:name="solver_mrt" table:base-cell-address="$Hoja1.$A$1" table:expression="0.075"/>
          <table:named-expression table:name="solver_msl" table:base-cell-address="$Hoja1.$A$1" table:expression="2"/>
          <table:named-expression table:name="solver_neg" table:base-cell-address="$Hoja1.$A$1" table:expression="1"/>
          <table:named-expression table:name="solver_nod" table:base-cell-address="$Hoja1.$A$1" table:expression="2147483647"/>
          <table:named-expression table:name="solver_num" table:base-cell-address="$Hoja1.$A$1" table:expression="15"/>
          <table:named-expression table:name="solver_nwt" table:base-cell-address="$Hoja1.$A$1" table:expression="1"/>
          <table:named-range table:name="solver_opt" table:base-cell-address="$Hoja1.$A$1" table:cell-range-address="$Hoja6.$J$18" table:range-usable-as="hidden"/>
          <table:named-expression table:name="solver_pre" table:base-cell-address="$Hoja1.$A$1" table:expression="0.000001"/>
          <table:named-expression table:name="solver_rbv" table:base-cell-address="$Hoja1.$A$1" table:expression="2"/>
          <table:named-expression table:name="solver_rel1" table:base-cell-address="$Hoja1.$A$1" table:expression="4"/>
          <table:named-expression table:name="solver_rel10" table:base-cell-address="$Hoja1.$A$1" table:expression="1"/>
          <table:named-expression table:name="solver_rel11" table:base-cell-address="$Hoja1.$A$1" table:expression="1"/>
          <table:named-expression table:name="solver_rel12" table:base-cell-address="$Hoja1.$A$1" table:expression="1"/>
          <table:named-expression table:name="solver_rel13" table:base-cell-address="$Hoja1.$A$1" table:expression="1"/>
          <table:named-expression table:name="solver_rel14" table:base-cell-address="$Hoja1.$A$1" table:expression="1"/>
          <table:named-expression table:name="solver_rel15" table:base-cell-address="$Hoja1.$A$1" table:expression="1"/>
          <table:named-expression table:name="solver_rel2" table:base-cell-address="$Hoja1.$A$1" table:expression="3"/>
          <table:named-expression table:name="solver_rel3" table:base-cell-address="$Hoja1.$A$1" table:expression="3"/>
          <table:named-expression table:name="solver_rel4" table:base-cell-address="$Hoja1.$A$1" table:expression="3"/>
          <table:named-expression table:name="solver_rel5" table:base-cell-address="$Hoja1.$A$1" table:expression="3"/>
          <table:named-expression table:name="solver_rel6" table:base-cell-address="$Hoja1.$A$1" table:expression="1"/>
          <table:named-expression table:name="solver_rel7" table:base-cell-address="$Hoja1.$A$1" table:expression="1"/>
          <table:named-expression table:name="solver_rel8" table:base-cell-address="$Hoja1.$A$1" table:expression="1"/>
          <table:named-expression table:name="solver_rel9" table:base-cell-address="$Hoja1.$A$1" table:expression="1"/>
          <table:named-expression table:name="solver_rhs1" table:base-cell-address="$Hoja1.$A$1" table:expression="&quot;entero&quot;"/>
          <table:named-range table:name="solver_rhs10" table:base-cell-address="$Hoja1.$A$1" table:cell-range-address="$Hoja6.$N$6" table:range-usable-as="hidden"/>
          <table:named-range table:name="solver_rhs11" table:base-cell-address="$Hoja1.$A$1" table:cell-range-address="$Hoja6.$M$2" table:range-usable-as="hidden"/>
          <table:named-range table:name="solver_rhs12" table:base-cell-address="$Hoja1.$A$1" table:cell-range-address="$Hoja6.$M$3" table:range-usable-as="hidden"/>
          <table:named-range table:name="solver_rhs13" table:base-cell-address="$Hoja1.$A$1" table:cell-range-address="$Hoja6.$M$4" table:range-usable-as="hidden"/>
          <table:named-range table:name="solver_rhs14" table:base-cell-address="$Hoja1.$A$1" table:cell-range-address="$Hoja6.$M$5" table:range-usable-as="hidden"/>
          <table:named-range table:name="solver_rhs15" table:base-cell-address="$Hoja1.$A$1" table:cell-range-address="$Hoja6.$M$6" table:range-usable-as="hidden"/>
          <table:named-expression table:name="solver_rhs2" table:base-cell-address="$Hoja1.$A$1" table:expression="0"/>
          <table:named-range table:name="solver_rhs3" table:base-cell-address="$Hoja1.$A$1" table:cell-range-address="$Hoja6.$K$8" table:range-usable-as="hidden"/>
          <table:named-expression table:name="solver_rhs4" table:base-cell-address="$Hoja1.$A$1" table:expression="20"/>
          <table:named-expression table:name="solver_rhs5" table:base-cell-address="$Hoja1.$A$1" table:expression="10"/>
          <table:named-range table:name="solver_rhs6" table:base-cell-address="$Hoja1.$A$1" table:cell-range-address="$Hoja6.$N$2" table:range-usable-as="hidden"/>
          <table:named-range table:name="solver_rhs7" table:base-cell-address="$Hoja1.$A$1" table:cell-range-address="$Hoja6.$N$3" table:range-usable-as="hidden"/>
          <table:named-range table:name="solver_rhs8" table:base-cell-address="$Hoja1.$A$1" table:cell-range-address="$Hoja6.$N$4" table:range-usable-as="hidden"/>
          <table:named-range table:name="solver_rhs9" table:base-cell-address="$Hoja1.$A$1" table:cell-range-address="$Hoja6.$N$5" table:range-usable-as="hidden"/>
          <table:named-expression table:name="solver_rlx" table:base-cell-address="$Hoja1.$A$1" table:expression="2"/>
          <table:named-expression table:name="solver_rsd" table:base-cell-address="$Hoja1.$A$1" table:expression="0"/>
          <table:named-expression table:name="solver_scl" table:base-cell-address="$Hoja1.$A$1" table:expression="2"/>
          <table:named-expression table:name="solver_sho" table:base-cell-address="$Hoja1.$A$1" table:expression="2"/>
          <table:named-expression table:name="solver_ssz" table:base-cell-address="$Hoja1.$A$1" table:expression="100"/>
          <table:named-expression table:name="solver_tim" table:base-cell-address="$Hoja1.$A$1" table:expression="2147483647"/>
          <table:named-expression table:name="solver_tol" table:base-cell-address="$Hoja1.$A$1" table:expression="0"/>
          <table:named-expression table:name="solver_typ" table:base-cell-address="$Hoja1.$A$1" table:expression="1"/>
          <table:named-expression table:name="solver_val" table:base-cell-address="$Hoja1.$A$1" table:expression="0"/>
          <table:named-expression table:name="solver_ver" table:base-cell-address="$Hoja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8:03:44.4787772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vermirandaana@gmail.com</meta:initial-creator>
    <meta:creation-date>2024-10-22T13:32:16</meta:creation-date>
    <dc:date>2024-10-30T18:14:46.932011579</dc:date>
    <meta:generator>LibreOffice/24.2.6.2$Linux_X86_64 LibreOffice_project/420$Build-2</meta:generator>
    <meta:editing-duration>PT10H21M55S</meta:editing-duration>
    <meta:editing-cycles>7</meta:editing-cycles>
    <meta:document-statistic meta:table-count="5" meta:cell-count="381" meta:object-count="0"/>
    <meta:user-defined meta:name="AppVersion">16.0300</meta:user-defined>
  </office:meta>
</office:document-meta>
</file>